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ndale Sans UI" svg:font-family="'Andale Sans UI'" style:font-pitch="variable"/>
    <style:font-face style:name="Gentium" svg:font-family="Gentium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2" style:family="table">
      <style:table-properties style:width="2.6667in" table:align="margins"/>
    </style:style>
    <style:style style:name="Table2.A" style:family="table-column">
      <style:table-column-properties style:column-width="2.6667in" style:rel-column-width="65535*"/>
    </style:style>
    <style:style style:name="Table2.A1" style:family="table-cell">
      <style:table-cell-properties fo:padding="0.0382in" fo:border="0.0139in solid #000000"/>
    </style:style>
    <style:style style:name="Table1" style:family="table">
      <style:table-properties style:width="2.6771in" fo:margin-left="0in" fo:margin-right="-0.0104in" fo:break-before="column" table:align="margins"/>
    </style:style>
    <style:style style:name="Table1.A" style:family="table-column">
      <style:table-column-properties style:column-width="2.6771in" style:rel-column-width="65535*"/>
    </style:style>
    <style:style style:name="Table1.1" style:family="table-row">
      <style:table-row-properties style:min-row-height="45.5104in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2.6667in" table:align="margins"/>
    </style:style>
    <style:style style:name="Table3.A" style:family="table-column">
      <style:table-column-properties style:column-width="1.8333in" style:rel-column-width="45061*"/>
    </style:style>
    <style:style style:name="Table3.B" style:family="table-column">
      <style:table-column-properties style:column-width="0.2813in" style:rel-column-width="6915*"/>
    </style:style>
    <style:style style:name="Table3.C" style:family="table-column">
      <style:table-column-properties style:column-width="0.2917in" style:rel-column-width="7171*"/>
    </style:style>
    <style:style style:name="Table3.D" style:family="table-column">
      <style:table-column-properties style:column-width="0.2597in" style:rel-column-width="638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 fo:break-before="column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Gentium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Gentium" fo:font-size="12pt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Arial"/>
    </style:style>
    <style:style style:name="T5" style:family="text">
      <style:text-properties style:font-name="Arial" fo:font-size="9pt" style:font-size-asian="9pt" style:font-size-complex="9pt"/>
    </style:style>
    <style:style style:name="T6" style:family="text">
      <style:text-properties style:font-name="Arial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This column is the outside right.)</text:p>
      <text:p text:style-name="P2"/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3"/>
            <text:list text:style-name="L1">
              <text:list-item>
                <text:p text:style-name="P4">Most people will read whatever is in this column first. It needs to be simple and catchy. If your readers only read this much, will they get your main idea? </text:p>
                <text:p text:style-name="P4"/>
              </text:list-item>
              <text:list-item>
                <text:p text:style-name="P4">This text can't depend on something from the inside of the pamphlet in order to make sense.</text:p>
                <text:p text:style-name="P4"/>
              </text:list-item>
              <text:list-item>
                <text:p text:style-name="P4">This is a good place for a bulleted summary, a interesting anecdote, or a graphic that helps explain an idea.</text:p>
                <text:p text:style-name="P4"/>
              </text:list-item>
            </text:list>
            <text:list text:style-name="L1">
              <text:list-item>
                <text:p text:style-name="P4">Some pamphlets put a frame around this text to help it stand out.</text:p>
              </text:list-item>
            </text:list>
            <text:p text:style-name="P3"/>
            <text:p text:style-name="P3"/>
          </table:table-cell>
        </table:table-row>
      </table:table>
      <text:p text:style-name="P3"/>
      <text:p text:style-name="P1">(This column is the center back.)</text:p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ist any citations for information or graphics here.</text:p>
      <text:p text:style-name="P3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>If you want to add a simple graphic or logo, that would be appropriate. <text:span text:style-name="T1">Put your name, class, <text:s/>and date </text:span>at the bottom of this column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(This column is the pamphlet's cover.)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2"/>
            <text:p text:style-name="P2"/>
            <text:p text:style-name="P2"><draw:line text:anchor-type="paragraph" draw:z-index="0" draw:style-name="gr1" draw:text-style-name="P7" svg:x1="0.0256in" svg:y1="0.0654in" svg:x2="2.4945in" svg:y2="0.0654in"><text:p/></draw:line></text:p>
            <text:p text:style-name="P2">Tips for a Successful Pamphlet</text:p>
            <text:p text:style-name="P2"/>
            <text:p text:style-name="P2"><draw:line text:anchor-type="paragraph" draw:z-index="1" draw:style-name="gr1" draw:text-style-name="P7" svg:x1="0.0256in" svg:y1="0.0654in" svg:x2="2.4945in" svg:y2="0.0654in"><text:p/></draw:line></text:p>
            <text:p text:style-name="P2"/>
            <text:p text:style-name="P3"/>
            <text:p text:style-name="P3"/>
            <text:p text:style-name="P3"/>
            <text:p text:style-name="P3"/>
            <text:p text:style-name="P3">Put your main point or main idea on the cover. Make the reader want to open the pamphlet and read more.</text:p>
            <text:p text:style-name="P3"/>
            <text:p text:style-name="P3">One large graphic is more effective than several small ones on the cover.</text:p>
            <text:p text:style-name="P3"/>
            <text:p text:style-name="P3">“Eye appeal” is very important.</text:p>
            <text:p text:style-name="P3"/>
            <text:p text:style-name="P3"/>
          </table:table-cell>
        </table:table-row>
      </table:table>
      <text:p text:style-name="P6">(This column is the inside left.)</text:p>
      <text:p text:style-name="P8"/>
      <text:p text:style-name="P8">Page Layout</text:p>
      <text:p text:style-name="P8"/>
      <text:list text:style-name="L2">
        <text:list-item>
          <text:p text:style-name="P9">Set your document for landscape mode.</text:p>
        </text:list-item>
        <text:list-item>
          <text:p text:style-name="P9">Format a half-inch margin on all 4 sides.</text:p>
        </text:list-item>
        <text:list-item>
          <text:p text:style-name="P9">Format 3 columns with a one-inch margin between the columns.</text:p>
        </text:list-item>
        <text:list-item>
          <text:p text:style-name="P9">As you write, remember that the inside of the brochure will open up to be one flat piece of paper. Keep “eye appeal” in mind as you plan your writing.</text:p>
        </text:list-item>
      </text:list>
      <text:p text:style-name="P3"/>
      <text:p text:style-name="P8">Fonts</text:p>
      <text:p text:style-name="P8"/>
      <text:list text:style-name="L3">
        <text:list-item>
          <text:p text:style-name="P10">Use fancy fonts for headlines only. Make sure the font is consistent with the tone of your brochure.</text:p>
        </text:list-item>
        <text:list-item>
          <text:p text:style-name="P10">Use a consistent font for text throughout the brochure. Avoid using more than 2 or 3 fonts, total. </text:p>
        </text:list-item>
        <text:list-item>
          <text:p text:style-name="P10">Make sure your font size <text:s/>is easy to read and consistent throughout the brochure.</text:p>
        </text:list-item>
        <text:list-item>
          <text:p text:style-name="P10">Use <text:span text:style-name="T1">bold</text:span>, <text:span text:style-name="T2">italics</text:span>, and <text:span text:style-name="T3">underlining</text:span> sparingly in the text. <text:s/></text:p>
        </text:list-item>
      </text:list>
      <text:p text:style-name="P6"/>
      <text:p text:style-name="P3"/>
      <text:p text:style-name="P1">(This column is the inside center.)</text:p>
      <text:p text:style-name="P8"/>
      <text:p text:style-name="P8">Graphics</text:p>
      <text:p text:style-name="P8"/>
      <text:list text:style-name="L4">
        <text:list-item>
          <text:p text:style-name="P11">Don't let graphics interrupt the flow of an idea.</text:p>
        </text:list-item>
        <text:list-item>
          <text:p text:style-name="P11">Make sure graphics are appropriate for the tone of your brochure.</text:p>
        </text:list-item>
        <text:list-item>
          <text:p text:style-name="P11">Use a consistent style of graphics throughout the entire brochure. For example, if you use a photograph in one column, all your other graphics should also be photographs, not clip art.</text:p>
        </text:list-item>
      </text:list>
      <text:p text:style-name="P12"/>
      <text:p text:style-name="P8">Sources of graphics</text:p>
      <text:p text:style-name="P8"/>
      <text:p text:style-name="P13">ArtCyclopedia</text:p>
      <text:p text:style-name="P14"><text:a xlink:type="simple" xlink:href="http://www.artcyclopedia.com/"><text:span text:style-name="T4">http://www.artcyclopedia.com</text:span></text:a></text:p>
      <text:p text:style-name="P15"/>
      <text:p text:style-name="P16">Awesome Clipart for Educators</text:p>
      <text:p text:style-name="P17"><text:a xlink:type="simple" xlink:href="http://www.awesomeclipartforeducators.com/"><text:span text:style-name="T5">http://www.awesomeclipartforeducators.com</text:span></text:a></text:p>
      <text:p text:style-name="P18"/>
      <text:p text:style-name="P19">Discovery School Clip Art Gallery</text:p>
      <text:p text:style-name="P20"><text:a xlink:type="simple" xlink:href="http://school.discovery.com/clipart/"><text:span text:style-name="T4">http://school.discovery.com/clipart/</text:span></text:a><text:span text:style-name="T6"> </text:span></text:p>
      <text:p text:style-name="P3"/>
      <text:p text:style-name="P19">NYPL Digital Gallery</text:p>
      <text:p text:style-name="P21"><text:a xlink:type="simple" xlink:href="http://digitalgallery.nypl.org/nypldigital/index.cfm"><text:span text:style-name="T7">http://digitalgallery.nypl.org/nypldigital/index.cfm</text:span></text:a><text:span text:style-name="T8"> </text:span></text:p>
      <text:p text:style-name="P3"/>
      <text:p text:style-name="P16">Pics4Learning</text:p>
      <text:p text:style-name="P17"><text:a xlink:type="simple" xlink:href="http://www.pics4learning.com/"><text:span text:style-name="T4">http://www.pics4learning.com</text:span></text:a><text:span text:style-name="T6"> </text:span></text:p>
      <text:p text:style-name="P12"/>
      <text:p text:style-name="P16">School Center Image Gallery</text:p>
      <text:p text:style-name="P17"><text:a xlink:type="simple" xlink:href="http://gallery.schoolcenter.com/"><text:span text:style-name="T4">http://gallery.schoolcenter.com/</text:span></text:a><text:span text:style-name="T6"> </text:span></text:p>
      <text:p text:style-name="P18">(This column is the inside right.)</text:p>
      <text:p text:style-name="P6"/>
      <text:p text:style-name="P8">Assessment</text:p>
      <text:p text:style-name="P8"/>
      <text:p text:style-name="P22">Your pamphlet will be assessed using this checklist:</text:p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3">1</text:p>
          </table:table-cell>
          <table:table-cell table:style-name="Table3.A1" office:value-type="string">
            <text:p text:style-name="P23">2</text:p>
          </table:table-cell>
          <table:table-cell table:style-name="Table3.D1" office:value-type="string">
            <text:p text:style-name="P23">3</text:p>
          </table:table-cell>
        </table:table-row>
        <table:table-row>
          <table:table-cell table:style-name="Table3.A2" office:value-type="string">
            <text:p text:style-name="P24">Pamphlet shows evidence of careful research.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D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24">Pamphlet contains useful information. <text:s/>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D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24">Graphics and color choices effectively support the purpose of the pamphlet.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D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24">Layout is well organized, clear, and easy to follow.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D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24">Text uses Standard Written English.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D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24">Writing demonstrates accurate conventions of Standard Written English.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D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24">Citations are complete and correct.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D2" office:value-type="string">
            <text:p text:style-name="P24"/>
          </table:table-cell>
        </table:table-row>
      </table:table>
      <text:p text:style-name="P2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ndale Sans UI" svg:font-family="'Andale Sans UI'" style:font-pitch="variable"/>
    <style:font-face style:name="Gentium" svg:font-family="Gentium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columns fo:column-count="3" fo:column-gap="1in">
          <style:column style:rel-width="21845*" fo:start-indent="0in" fo:end-indent="0.5in"/>
          <style:column style:rel-width="21845*" fo:start-indent="0.5in" fo:end-indent="0.5in"/>
          <style:column style:rel-width="21845*" fo:start-indent="0.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initial-creator>Carla Beard</meta:initial-creator>
    <meta:creation-date>2006-06-11T09:03:43</meta:creation-date>
    <dc:creator>Carla Beard</dc:creator>
    <dc:date>2007-04-22T08:54:14</dc:date>
    <meta:printed-by>Carla Beard</meta:printed-by>
    <meta:print-date>2006-06-22T19:06:46</meta:print-date>
    <dc:language>en-US</dc:language>
    <meta:editing-cycles>39</meta:editing-cycles>
    <meta:editing-duration>PT5H18M22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57" meta:word-count="460" meta:character-count="2793"/>
  </office:meta>
</office:document-meta>
</file>